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01in" style:page-number="auto"/>
      <style:text-properties fo:font-size="6.90000009536743pt" style:font-size-asian="6.90000009536743pt" style:font-size-complex="6.90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5" style:family="paragraph" style:parent-style-name="Body_20_text_20__28_2_29_" style:master-page-name="">
      <style:paragraph-properties fo:margin-left="0in" fo:margin-right="0in" fo:margin-top="0in" fo:margin-bottom="0.0717in" loext:contextual-spacing="false" fo:text-align="end"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7" style:family="paragraph" style:parent-style-name="Body_20_text_20__28_5_29_" style:master-page-name="">
      <style:paragraph-properties fo:margin-left="0in" fo:margin-right="0in" fo:margin-top="0in" fo:margin-bottom="0in" loext:contextual-spacing="false" fo:text-indent="0.1807in" style:auto-text-indent="false" style:page-number="auto"/>
    </style:style>
    <style:style style:name="P8" style:family="paragraph" style:parent-style-name="Heading_20__23_1" style:master-page-name="">
      <style:paragraph-properties fo:margin-left="0.111in" fo:margin-right="0in" fo:margin-top="0in" fo:margin-bottom="0in" loext:contextual-spacing="false" fo:line-height="0.1807in" fo:keep-together="always" fo:text-indent="0in" style:auto-text-indent="false" style:page-number="auto" fo:keep-with-next="always"/>
    </style:style>
    <style:style style:name="P9" style:family="paragraph" style:parent-style-name="Body_20_text_20__28_3_29_" style:master-page-name="PageStyle0">
      <style:paragraph-properties fo:margin-left="0.111in" fo:margin-right="0in" fo:margin-top="0in" fo:margin-bottom="0.039in" loext:contextual-spacing="false" fo:line-height="0.1181in" fo:text-indent="0in" style:auto-text-indent="false" style:page-number="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902in" fo:margin-right="1.9835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902in" fo:margin-right="1.9835in" style:editable="false">
        <style:columns fo:column-count="2" fo:column-gap="0.0791in">
          <style:column style:rel-width="32767*" fo:start-indent="0in" fo:end-indent="0.0398in"/>
          <style:column style:rel-width="32768*" fo:start-indent="0.0398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9"><text:span text:style-name="CharStyle4">THE EPISTLE OF PAUL TO</text:span></text:p>
        <text:h text:style-name="P8" text:outline-level="1"><text:bookmark-start text:name="bookmark0"/><text:span text:style-name="CharStyle9">PHILEMON</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11">PauI a prisoner of Christ Jesus and brother Timotheus, to our beloved fellow-worker 2 Philemon, to our sister Apphia, to our fellow-soldier Archippus, and to the church that meets in </text:span><text:span text:style-name="CharStyle13">3</text:span><text:span text:style-name="CharStyle11"> your house: grace and peace to you from God our Father and the Lord Jesus Christ.</text:span></text:p>
        <text:p text:style-name="P4"><text:span text:style-name="CharStyle15">4 I always thank my God when I mention you in my prayers; 5 for as I hear of your love and loyalty to the Lord Jesus and to 6 all the saints, I pray that by their participation in your loyal faith they may have a vivid sense of how much good we* Christians can attain.</text:span></text:p>
        <text:p text:style-name="P5"><text:span text:style-name="CharStyle15">7 I have had great joy and en­couragement over your love, my brother, over the way you have refreshed the hearts of the 8 saints. Hence, although in Christ I would feel quite free to </text:span><text:span text:style-name="CharStyle16">9</text:span><text:span text:style-name="CharStyle15"> order you to do your duty, I prefer to appeal to you on the ground of love. Well then, as Paul the old man, who nowa­days is a prisoner for Christ io Jesus, I appeal to you on behalf of my spiritual son born while I was in prison. It is Onesimus </text:span><text:span text:style-name="CharStyle17">ii</text:span><text:span text:style-name="CharStyle15"> (Worth)! Once you found him a worthless character, but nowa­days he is ‘worth’ something to 12 you and me. I am sending him back to you, and parting with 13 my very heart. I would have liked to keep him beside me,</text:span></text:p>
        <text:p text:style-name="P7"><text:span text:style-name="CharStyle19">* Reading -fyifv instead of </text:span><text:span text:style-name="CharStyle20">vptiv. </text:span><text:span text:style-name="CharStyle21">As </text:span><text:span text:style-name="CharStyle19">Lightfoot observes, “scribes would be strongly tempted to alter fipto into *piv from a misapprehension of the sense, and a wish to apply the words to Philemon and his household.” </text:span><text:span text:style-name="CharStyle15">that as your deputy he might serve me during my imprison­ment for the gospel; but I did 14 not want to do anything with­out your consent, so that your goodness to me might come of your own free will, without any appearance of constraint.</text:span></text:p>
        <text:p text:style-name="P6"><text:span text:style-name="CharStyle15">Perhaps this was why you and 15 he were parted for a while, that you might get him back for good, no longer a mere slave but 16 something more than a slave— a beloved brother; especially dear to me but how much more to you as a man and as a Chris­tian! You count me a partner? 17 Then receive him as you would receive me, and if he has cheated 18 you of any money or owes you any sum, put that down to my account. This is in my own 19 handwriting: ‘I Paul promise to refund it’—not to mention that you owe me, over and above, your very soul. Come, brother, 20 let me have some return from you in the Lord! Refresh my heart in Christ.</text:span></text:p>
        <text:p text:style-name="P6"><text:span text:style-name="CharStyle15">I send you this letter, rely- 21 ing on your obedience; I know you will do even more than I ask. And get quarters ready for 22 me, for I am hoping that by your prayers I shall be restored to you.</text:span></text:p>
        <text:p text:style-name="P6"><text:span text:style-name="CharStyle15">Epaphras my fellow-prisoner 23 in Christ Jesus salutes you. So 24 do Mark, Aristarchus, Demas and Luke, my fellow-workers.</text:span></text:p>
        <text:p text:style-name="P6"><text:span text:style-name="CharStyle15">The grace of the Lord Jesus 25 Christ be with your spirit.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Sylfaen" fo:font-family="Sylfaen" fo:font-size="8.5pt" fo:letter-spacing="normal"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margin-top="0.0417in" fo:margin-bottom="0in" loext:contextual-spacing="false" fo:line-height="0.0902in" fo:text-align="justify" style:justify-single-word="false" fo:text-indent="0.1807in" style:auto-text-indent="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Sylfaen" fo:font-family="Sylfaen" fo:font-size="8.5pt" fo:letter-spacing="normal"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CharStyle7" style:family="text" style:parent-style-name="CharStyle6">
      <style:text-properties fo:color="#000000" style:text-position="0% 100%"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1" style:family="text">
      <style:text-properties fo:color="#000000" style:text-line-through-style="none" style:text-line-through-type="none" style:text-position="49% 58%" style:font-name="Georgia" fo:font-family="Georgia" fo:font-size="17pt" fo:letter-spacing="normal" fo:font-style="normal" style:text-underline-style="none" fo:font-weight="bold" style:font-name-asian="Georgia" style:font-family-asian="Georgia" style:font-size-asian="17pt" style:font-style-asian="normal" style:font-weight-asian="bold" style:font-name-complex="Georgia" style:font-family-complex="Georgia" style:font-size-complex="17pt" style:font-style-complex="normal" style:font-weight-complex="bold" style:text-scale="100%"/>
    </style:style>
    <style:style style:name="CharStyle13" style:family="text" style:parent-style-name="CharStyle11">
      <style:text-properties fo:color="#000000" style:text-position="0% 100%" style:font-name="Sylfaen" fo:font-family="Sylfaen" fo:font-size="8pt" fo:letter-spacing="normal" fo:language="en" fo:country="US" fo:font-weight="normal" style:font-name-asian="Sylfaen" style:font-family-asian="Sylfaen" style:font-size-asian="8pt" style:language-asian="en" style:country-asian="US" style:font-weight-asian="normal" style:font-name-complex="Sylfaen" style:font-family-complex="Sylfaen" style:font-size-complex="8pt" style:language-complex="en" style:country-complex="US" style:font-weight-complex="normal" style:text-scale="100%"/>
    </style:style>
    <style:style style:name="CharStyle15"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6" style:family="text" style:parent-style-name="CharStyle15">
      <style:text-properties fo:color="#000000" style:text-position="0% 100%" style:font-name="Sylfaen" fo:font-family="Sylfaen" fo:font-size="8pt" fo:letter-spacing="normal" fo:language="en" fo:country="US" fo:font-style="italic" fo:font-weight="normal" style:font-name-asian="Sylfaen" style:font-family-asian="Sylfaen" style:font-size-asian="8pt" style:language-asian="en" style:country-asian="US" style:font-style-asian="italic" style:font-weight-asian="normal" style:font-name-complex="Sylfaen" style:font-family-complex="Sylfaen" style:font-size-complex="8pt" style:language-complex="en" style:country-complex="US" style:font-style-complex="italic" style:font-weight-complex="normal" style:text-scale="100%"/>
    </style:style>
    <style:style style:name="CharStyle17" style:family="text" style:parent-style-name="CharStyle15">
      <style:text-properties fo:font-variant="small-caps" fo:color="#000000" style:text-position="0% 100%" fo:letter-spacing="normal" fo:language="en" fo:country="US" style:language-asian="en" style:country-asian="US" style:language-complex="en" style:country-complex="US" style:text-scale="100%"/>
    </style:style>
    <style:style style:name="CharStyle19"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20" style:family="text" style:parent-style-name="CharStyle19">
      <style:text-properties fo:color="#000000" style:text-position="0% 100%" fo:font-size="5.5pt" fo:letter-spacing="normal" fo:language="en" fo:country="US" fo:font-style="italic" fo:font-weight="normal" style:font-size-asian="5.5pt" style:language-asian="en" style:country-asian="US" style:font-style-asian="italic" style:font-weight-asian="normal" style:font-size-complex="5.5pt" style:language-complex="en" style:country-complex="US" style:font-style-complex="italic" style:font-weight-complex="normal" style:text-scale="100%"/>
    </style:style>
    <style:style style:name="CharStyle21" style:family="text" style:parent-style-name="CharStyle19">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547in" fo:margin-left="0in" fo:margin-right="0in" fo:margin-bottom="0in"/>
      </style:header-style>
      <style:footer-style>
        <style:header-footer-properties fo:min-height="3.6252in" fo:margin-left="0in" fo:margin-right="0in" fo:margin-top="3.6252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3866in" svg:y="7.6953in" draw:z-index="0"><draw:text-box fo:min-height="0.0866in" fo:min-width="0.1665in"><text:p text:style-name="MP3"><text:span text:style-name="CharStyle7">273</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1" meta:paragraph-count="11" meta:word-count="529" meta:character-count="2683" meta:non-whitespace-character-count="2166"/>
    <meta:generator>LibreOffice/4.4.5.2$Windows_x86 LibreOffice_project/a22f674fd25a3b6f45bdebf25400ed2adff0ff99</meta:generator>
  </office:meta>
</office:document-meta>
</file>